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30000" number:language="en" number:country="GB">
      <number:number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3399ff" style:text-align-source="value-type" style:repeat-content="false" fo:border="0.99pt solid #808080" style:vertical-align="middle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style:text-align-source="fix" style:repeat-content="false" fo:border="0.99pt solid #80808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66ff" style:text-align-source="value-type" style:repeat-content="false" fo:border="0.99pt solid #808080" style:vertical-align="middle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ff" style:text-align-source="fix" style:repeat-content="false" fo:border="0.99pt solid #80808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99ff" style:text-align-source="fix" style:repeat-content="false" fo:border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style:text-align-source="fix" style:repeat-content="false" fo:border="0.99pt solid #808080"/>
      <style:paragraph-properties fo:text-align="end" fo:margin-left="0mm"/>
    </style:style>
    <style:style style:name="ce8" style:family="table-cell" style:parent-style-name="Default">
      <style:table-cell-properties fo:background-color="#0066ff" style:text-align-source="fix" style:repeat-content="false" fo:border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ff" style:text-align-source="fix" style:repeat-content="false" fo:border="0.99pt solid #808080"/>
      <style:paragraph-properties fo:text-align="end" fo:margin-left="0mm"/>
    </style:style>
    <style:style style:name="ce10" style:family="table-cell" style:parent-style-name="Default" style:data-style-name="N30000">
      <style:table-cell-properties fo:background-color="#ccffff" style:text-align-source="fix" style:repeat-content="false" fo:border="0.99pt solid #808080"/>
      <style:paragraph-properties fo:text-align="end" fo:margin-left="0mm"/>
    </style:style>
    <style:style style:name="ce11" style:family="table-cell" style:parent-style-name="Default" style:data-style-name="N0">
      <style:table-cell-properties fo:background-color="#ccffff" style:text-align-source="fix" style:repeat-content="false" fo:border="0.99pt solid #808080"/>
      <style:paragraph-properties fo:text-align="end" fo:margin-left="0mm"/>
    </style:style>
    <style:style style:name="ce12" style:family="table-cell" style:parent-style-name="Default" style:data-style-name="N3">
      <style:table-cell-properties fo:background-color="#ccffff" style:text-align-source="fix" style:repeat-content="false" fo:border="0.99pt solid #80808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MI PC" draw:style-name="gr1" draw:text-style-name="P1" svg:width="212.39mm" svg:height="107.78mm" svg:x="195.29mm" svg:y="-0.12mm">
            <loext:p draw:notify-on-update-of-ranges="Sheet1.B2:Sheet1.B2 Sheet1.B3:Sheet1.B13 Sheet1.C2:Sheet1.C2 Sheet1.C3:Sheet1.C13 Sheet1.D2:Sheet1.D2 Sheet1.D3:Sheet1.D13 Sheet1.E2:Sheet1.E2 Sheet1.E3:Sheet1.E13"/>
            <draw:object xlink:href="./Object 1" xlink:type="simple" xlink:show="embed" xlink:actuate="onLoad"/>
            <draw:image xlink:href="./ObjectReplacements/Object 1" xlink:type="simple" xlink:show="embed" xlink:actuate="onLoad"/>
            <svg:title>MI PC</svg:title>
          </draw:frame>
          <draw:frame draw:z-index="1" draw:style-name="gr1" draw:text-style-name="P1" svg:width="233.55mm" svg:height="122.69mm" svg:x="192.52mm" svg:y="109.88mm">
            <loext:p draw:notify-on-update-of-ranges="Sheet1.B16:Sheet1.B16 Sheet1.B17:Sheet1.B27 Sheet1.D16:Sheet1.D16 Sheet1.D17:Sheet1.D27 Sheet1.E16:Sheet1.E16 Sheet1.E17:Sheet1.E27 Sheet1.C16:Sheet1.C16 Sheet1.C17:Sheet1.C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MI PC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N.º de componentes</text:p>
          </table:table-cell>
          <table:table-cell table:style-name="ce6" office:value-type="string" calcext:value-type="string">
            <text:p>Bytes de un vector</text:p>
          </table:table-cell>
          <table:table-cell table:style-name="ce6" office:value-type="string" calcext:value-type="string">
            <text:p>Tiempo para vect. locales</text:p>
          </table:table-cell>
          <table:table-cell table:style-name="ce6" office:value-type="string" calcext:value-type="string">
            <text:p>Tiempo para vect. globales</text:p>
          </table:table-cell>
          <table:table-cell table:style-name="ce6" office:value-type="string" calcext:value-type="string">
            <text:p>Tiempo para vect. dinámico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[.A3]*8" office:value-type="float" office:value="524288" calcext:value-type="float">
            <text:p>524288</text:p>
          </table:table-cell>
          <table:table-cell table:style-name="ce10" office:value-type="float" office:value="0.00024832" calcext:value-type="float">
            <text:p>0.00024832</text:p>
          </table:table-cell>
          <table:table-cell office:value-type="float" office:value="0.0005236" calcext:value-type="float">
            <text:p>0,0005236</text:p>
          </table:table-cell>
          <table:table-cell office:value-type="float" office:value="0.000511325" calcext:value-type="float">
            <text:p>0,000511325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table:formula="of:=[.A4]*8" office:value-type="float" office:value="1048576" calcext:value-type="float">
            <text:p>1048576</text:p>
          </table:table-cell>
          <table:table-cell table:style-name="ce11" office:value-type="float" office:value="0.000665659" calcext:value-type="float">
            <text:p>0,000665659</text:p>
          </table:table-cell>
          <table:table-cell office:value-type="float" office:value="0.000740975" calcext:value-type="float">
            <text:p>0,000740975</text:p>
          </table:table-cell>
          <table:table-cell office:value-type="float" office:value="0.00084374" calcext:value-type="float">
            <text:p>0,00084374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formula="of:=[.A5]*8" office:value-type="float" office:value="2097152" calcext:value-type="float">
            <text:p>2097152</text:p>
          </table:table-cell>
          <table:table-cell table:style-name="ce11" office:value-type="float" office:value="0.001399151" calcext:value-type="float">
            <text:p>0,001399151</text:p>
          </table:table-cell>
          <table:table-cell office:value-type="float" office:value="0.001289809" calcext:value-type="float">
            <text:p>0,001289809</text:p>
          </table:table-cell>
          <table:table-cell office:value-type="float" office:value="0.001846015" calcext:value-type="float">
            <text:p>0,001846015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table:formula="of:=[.A6]*8" office:value-type="float" office:value="4194304" calcext:value-type="float">
            <text:p>4194304</text:p>
          </table:table-cell>
          <table:table-cell table:style-name="ce12"/>
          <table:table-cell office:value-type="float" office:value="0.002738092" calcext:value-type="float">
            <text:p>0,002738092</text:p>
          </table:table-cell>
          <table:table-cell office:value-type="float" office:value="0.002291875" calcext:value-type="float">
            <text:p>0,002291875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formula="of:=[.A7]*8" office:value-type="float" office:value="8388608" calcext:value-type="float">
            <text:p>8388608</text:p>
          </table:table-cell>
          <table:table-cell table:style-name="ce12"/>
          <table:table-cell office:value-type="float" office:value="0.006194141" calcext:value-type="float">
            <text:p>0,006194141</text:p>
          </table:table-cell>
          <table:table-cell office:value-type="float" office:value="0.005370506" calcext:value-type="float">
            <text:p>0,005370506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table:formula="of:=[.A8]*8" office:value-type="float" office:value="16777216" calcext:value-type="float">
            <text:p>16777216</text:p>
          </table:table-cell>
          <table:table-cell table:style-name="ce12"/>
          <table:table-cell office:value-type="float" office:value="0.010113557" calcext:value-type="float">
            <text:p>0,010113557</text:p>
          </table:table-cell>
          <table:table-cell office:value-type="float" office:value="0.009068859" calcext:value-type="float">
            <text:p>0,009068859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formula="of:=[.A9]*8" office:value-type="float" office:value="33554432" calcext:value-type="float">
            <text:p>33554432</text:p>
          </table:table-cell>
          <table:table-cell table:style-name="ce12"/>
          <table:table-cell office:value-type="float" office:value="0.017843555" calcext:value-type="float">
            <text:p>0,017843555</text:p>
          </table:table-cell>
          <table:table-cell office:value-type="float" office:value="0.017991357" calcext:value-type="float">
            <text:p>0,017991357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formula="of:=[.A10]*8" office:value-type="float" office:value="67108864" calcext:value-type="float">
            <text:p>67108864</text:p>
          </table:table-cell>
          <table:table-cell table:style-name="ce12"/>
          <table:table-cell office:value-type="float" office:value="0.036572584" calcext:value-type="float">
            <text:p>0,036572584</text:p>
          </table:table-cell>
          <table:table-cell office:value-type="float" office:value="0.035394835" calcext:value-type="float">
            <text:p>0,035394835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formula="of:=[.A11]*8" office:value-type="float" office:value="134217728" calcext:value-type="float">
            <text:p>134217728</text:p>
          </table:table-cell>
          <table:table-cell table:style-name="ce12"/>
          <table:table-cell office:value-type="float" office:value="0.070138195" calcext:value-type="float">
            <text:p>0,070138195</text:p>
          </table:table-cell>
          <table:table-cell office:value-type="float" office:value="0.070693131" calcext:value-type="float">
            <text:p>0,070693131</text:p>
          </table:table-cell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table:formula="of:=[.A12]*8" office:value-type="float" office:value="268435456" calcext:value-type="float">
            <text:p>268435456</text:p>
          </table:table-cell>
          <table:table-cell table:style-name="ce12"/>
          <table:table-cell office:value-type="float" office:value="0.139303096" calcext:value-type="float">
            <text:p>0,139303096</text:p>
          </table:table-cell>
          <table:table-cell office:value-type="float" office:value="0.141846831" calcext:value-type="float">
            <text:p>0,141846831</text:p>
          </table:table-cell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table:formula="of:=[.A13]*8" office:value-type="float" office:value="536870912" calcext:value-type="float">
            <text:p>536870912</text:p>
          </table:table-cell>
          <table:table-cell table:style-name="ce12"/>
          <table:table-cell office:value-type="float" office:value="0.130915103" calcext:value-type="float">
            <text:p>0,130915103</text:p>
          </table:table-cell>
          <table:table-cell office:value-type="float" office:value="0.257839466" calcext:value-type="float">
            <text:p>0,257839466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ATC-GRID</text:p>
          </table:table-cell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N.º de componentes</text:p>
          </table:table-cell>
          <table:table-cell table:style-name="ce8" office:value-type="string" calcext:value-type="string">
            <text:p>Bytes de un vector</text:p>
          </table:table-cell>
          <table:table-cell table:style-name="ce8" office:value-type="string" calcext:value-type="string">
            <text:p>Tiempo para vect. locales</text:p>
          </table:table-cell>
          <table:table-cell table:style-name="ce8" office:value-type="string" calcext:value-type="string">
            <text:p>Tiempo para vect. globales</text:p>
          </table:table-cell>
          <table:table-cell table:style-name="ce8" office:value-type="string" calcext:value-type="string">
            <text:p>Tiempo para vect. dinámicos</text:p>
          </table:table-cell>
        </table:table-row>
        <table:table-row table:style-name="ro2">
          <table:table-cell table:style-name="ce5" office:value-type="float" office:value="65536" calcext:value-type="float">
            <text:p>65536</text:p>
          </table:table-cell>
          <table:table-cell table:style-name="ce9" table:formula="of:=[.A17]*8" office:value-type="float" office:value="524288" calcext:value-type="float">
            <text:p>524288</text:p>
          </table:table-cell>
          <table:table-cell office:value-type="float" office:value="0.000421793" calcext:value-type="float">
            <text:p>0,000421793</text:p>
          </table:table-cell>
          <table:table-cell table:style-name="ce9" office:value-type="float" office:value="0.000274695" calcext:value-type="float">
            <text:p>0,000274695</text:p>
          </table:table-cell>
          <table:table-cell table:style-name="ce9" office:value-type="float" office:value="0.000434535" calcext:value-type="float">
            <text:p>0,000434535</text:p>
          </table:table-cell>
        </table:table-row>
        <table:table-row table:style-name="ro2">
          <table:table-cell table:style-name="ce5" office:value-type="float" office:value="131072" calcext:value-type="float">
            <text:p>131072</text:p>
          </table:table-cell>
          <table:table-cell table:style-name="ce9" table:formula="of:=[.A18]*8" office:value-type="float" office:value="1048576" calcext:value-type="float">
            <text:p>1048576</text:p>
          </table:table-cell>
          <table:table-cell office:value-type="float" office:value="0.000845389" calcext:value-type="float">
            <text:p>0,000845389</text:p>
          </table:table-cell>
          <table:table-cell table:style-name="ce9" office:value-type="float" office:value="0.000850424" calcext:value-type="float">
            <text:p>0,000850424</text:p>
          </table:table-cell>
          <table:table-cell table:style-name="ce9" office:value-type="float" office:value="0.000854008" calcext:value-type="float">
            <text:p>0,000854008</text:p>
          </table:table-cell>
        </table:table-row>
        <table:table-row table:style-name="ro2">
          <table:table-cell table:style-name="ce5" office:value-type="float" office:value="262144" calcext:value-type="float">
            <text:p>262144</text:p>
          </table:table-cell>
          <table:table-cell table:style-name="ce9" table:formula="of:=[.A19]*8" office:value-type="float" office:value="2097152" calcext:value-type="float">
            <text:p>2097152</text:p>
          </table:table-cell>
          <table:table-cell office:value-type="float" office:value="0.001689314" calcext:value-type="float">
            <text:p>0,001689314</text:p>
          </table:table-cell>
          <table:table-cell table:style-name="ce9" office:value-type="float" office:value="0.001690509" calcext:value-type="float">
            <text:p>0,001690509</text:p>
          </table:table-cell>
          <table:table-cell table:style-name="ce9" office:value-type="float" office:value="0.001711913" calcext:value-type="float">
            <text:p>0,001711913</text:p>
          </table:table-cell>
        </table:table-row>
        <table:table-row table:style-name="ro2">
          <table:table-cell table:style-name="ce5" office:value-type="float" office:value="524288" calcext:value-type="float">
            <text:p>524288</text:p>
          </table:table-cell>
          <table:table-cell table:style-name="ce9" table:formula="of:=[.A20]*8" office:value-type="float" office:value="4194304" calcext:value-type="float">
            <text:p>4194304</text:p>
          </table:table-cell>
          <table:table-cell/>
          <table:table-cell table:style-name="ce9" office:value-type="float" office:value="0.002738065" calcext:value-type="float">
            <text:p>0,002738065</text:p>
          </table:table-cell>
          <table:table-cell table:style-name="ce9" office:value-type="float" office:value="0.002526708" calcext:value-type="float">
            <text:p>0,002526708</text:p>
          </table:table-cell>
        </table:table-row>
        <table:table-row table:style-name="ro2">
          <table:table-cell table:style-name="ce5" office:value-type="float" office:value="1048576" calcext:value-type="float">
            <text:p>1048576</text:p>
          </table:table-cell>
          <table:table-cell table:style-name="ce9" table:formula="of:=[.A21]*8" office:value-type="float" office:value="8388608" calcext:value-type="float">
            <text:p>8388608</text:p>
          </table:table-cell>
          <table:table-cell/>
          <table:table-cell table:style-name="ce9" office:value-type="float" office:value="0.005894954" calcext:value-type="float">
            <text:p>0,005894954</text:p>
          </table:table-cell>
          <table:table-cell table:style-name="ce9" office:value-type="float" office:value="0.006738439" calcext:value-type="float">
            <text:p>0,006738439</text:p>
          </table:table-cell>
        </table:table-row>
        <table:table-row table:style-name="ro2">
          <table:table-cell table:style-name="ce5" office:value-type="float" office:value="2097152" calcext:value-type="float">
            <text:p>2097152</text:p>
          </table:table-cell>
          <table:table-cell table:style-name="ce9" table:formula="of:=[.A22]*8" office:value-type="float" office:value="16777216" calcext:value-type="float">
            <text:p>16777216</text:p>
          </table:table-cell>
          <table:table-cell/>
          <table:table-cell table:style-name="ce9" office:value-type="float" office:value="0.01213015" calcext:value-type="float">
            <text:p>0,01213015</text:p>
          </table:table-cell>
          <table:table-cell table:style-name="ce9" office:value-type="float" office:value="0.012218785" calcext:value-type="float">
            <text:p>0,012218785</text:p>
          </table:table-cell>
        </table:table-row>
        <table:table-row table:style-name="ro2">
          <table:table-cell table:style-name="ce5" office:value-type="float" office:value="4194304" calcext:value-type="float">
            <text:p>4194304</text:p>
          </table:table-cell>
          <table:table-cell table:style-name="ce9" table:formula="of:=[.A23]*8" office:value-type="float" office:value="33554432" calcext:value-type="float">
            <text:p>33554432</text:p>
          </table:table-cell>
          <table:table-cell/>
          <table:table-cell table:style-name="ce9" office:value-type="float" office:value="0.023776143" calcext:value-type="float">
            <text:p>0,023776143</text:p>
          </table:table-cell>
          <table:table-cell table:style-name="ce9" office:value-type="float" office:value="0.023670683" calcext:value-type="float">
            <text:p>0,023670683</text:p>
          </table:table-cell>
        </table:table-row>
        <table:table-row table:style-name="ro2">
          <table:table-cell table:style-name="ce5" office:value-type="float" office:value="8388608" calcext:value-type="float">
            <text:p>8388608</text:p>
          </table:table-cell>
          <table:table-cell table:style-name="ce9" table:formula="of:=[.A24]*8" office:value-type="float" office:value="67108864" calcext:value-type="float">
            <text:p>67108864</text:p>
          </table:table-cell>
          <table:table-cell/>
          <table:table-cell table:style-name="ce9" office:value-type="float" office:value="0.047093195" calcext:value-type="float">
            <text:p>0,047093195</text:p>
          </table:table-cell>
          <table:table-cell table:style-name="ce9" office:value-type="float" office:value="0.045700581" calcext:value-type="float">
            <text:p>0,045700581</text:p>
          </table:table-cell>
        </table:table-row>
        <table:table-row table:style-name="ro2">
          <table:table-cell table:style-name="ce5" office:value-type="float" office:value="16777216" calcext:value-type="float">
            <text:p>16777216</text:p>
          </table:table-cell>
          <table:table-cell table:style-name="ce9" table:formula="of:=[.A25]*8" office:value-type="float" office:value="134217728" calcext:value-type="float">
            <text:p>134217728</text:p>
          </table:table-cell>
          <table:table-cell/>
          <table:table-cell table:style-name="ce9" office:value-type="float" office:value="0.095600069" calcext:value-type="float">
            <text:p>0,095600069</text:p>
          </table:table-cell>
          <table:table-cell table:style-name="ce9" office:value-type="float" office:value="0.091276321" calcext:value-type="float">
            <text:p>0,091276321</text:p>
          </table:table-cell>
        </table:table-row>
        <table:table-row table:style-name="ro2">
          <table:table-cell table:style-name="ce5" office:value-type="float" office:value="33554432" calcext:value-type="float">
            <text:p>33554432</text:p>
          </table:table-cell>
          <table:table-cell table:style-name="ce9" table:formula="of:=[.A26]*8" office:value-type="float" office:value="268435456" calcext:value-type="float">
            <text:p>268435456</text:p>
          </table:table-cell>
          <table:table-cell/>
          <table:table-cell table:style-name="ce9" office:value-type="float" office:value="0.186037674" calcext:value-type="float">
            <text:p>0,186037674</text:p>
          </table:table-cell>
          <table:table-cell table:style-name="ce9" office:value-type="float" office:value="0.178355067" calcext:value-type="float">
            <text:p>0,178355067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9" table:formula="of:=[.A27]*8" office:value-type="float" office:value="536870912" calcext:value-type="float">
            <text:p>536870912</text:p>
          </table:table-cell>
          <table:table-cell/>
          <table:table-cell table:style-name="ce9" office:value-type="float" office:value="0.367994711" calcext:value-type="float">
            <text:p>0,367994711</text:p>
          </table:table-cell>
          <table:table-cell table:style-name="ce9" office:value-type="float" office:value="0.175810522" calcext:value-type="float">
            <text:p>0,175810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7:17.533753904</meta:creation-date>
    <dc:date>2018-02-27T16:54:40.601350005</dc:date>
    <meta:editing-duration>PT3M42S</meta:editing-duration>
    <meta:editing-cycles>1</meta:editing-cycles>
    <meta:document-statistic meta:table-count="1" meta:cell-count="10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4cm" svg:height="10.779cm" xlink:href=".." xlink:type="simple" chart:class="chart:line" chart:style-name="ch1">
        <chart:title svg:x="9.915cm" svg:y="0.351cm" chart:style-name="ch2">
          <text:p>MI PC</text:p>
        </chart:title>
        <chart:legend chart:legend-position="end" svg:x="15.477cm" svg:y="4.592cm" style:legend-expansion="high" chart:style-name="ch3"/>
        <chart:plot-area chart:style-name="ch4" table:cell-range-address="Sheet1.B2:Sheet1.E13" chart:data-source-has-labels="both" svg:x="0.424cm" svg:y="1.345cm" svg:width="14.629cm" svg:height="9.219cm">
          <chartooo:coordinate-region svg:x="1.707cm" svg:y="1.345cm" svg:width="13.205cm" svg:height="7.31cm"/>
          <chart:axis chart:dimension="x" chart:name="primary-x" chart:style-name="ch5" chartooo:axis-type="auto">
            <chartooo:date-scale/>
            <chart:categories table:cell-range-address="Sheet1.B3:Sheet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13" chart:label-cell-address="Sheet1.C2:Sheet1.C2" chart:class="chart:line">
            <chart:data-point chart:repeated="11"/>
          </chart:series>
          <chart:series chart:style-name="ch9" chart:values-cell-range-address="Sheet1.D3:Sheet1.D13" chart:label-cell-address="Sheet1.D2:Sheet1.D2" chart:class="chart:line">
            <chart:data-point chart:repeated="11"/>
          </chart:series>
          <chart:series chart:style-name="ch10" chart:values-cell-range-address="Sheet1.E3:Sheet1.E13" chart:label-cell-address="Sheet1.E2:Sheet1.E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Sheet1.C2:Sheet1.C2</svg:desc>
                </draw:g>
              </table:table-cell>
              <table:table-cell office:value-type="string">
                <text:p>Tiempo para vect. globales</text:p>
                <draw:g>
                  <svg:desc>Sheet1.D2:Sheet1.D2</svg:desc>
                </draw:g>
              </table:table-cell>
              <table:table-cell office:value-type="string">
                <text:p>Tiempo para vect. dinámico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Sheet1.B3:Sheet1.B13</svg:desc>
                </draw:g>
              </table:table-cell>
              <table:table-cell office:value-type="float" office:value="0.00024832">
                <text:p>0.00024832</text:p>
                <draw:g>
                  <svg:desc>Sheet1.C3:Sheet1.C13</svg:desc>
                </draw:g>
              </table:table-cell>
              <table:table-cell office:value-type="float" office:value="0.0005236">
                <text:p>0.0005236</text:p>
                <draw:g>
                  <svg:desc>Sheet1.D3:Sheet1.D13</svg:desc>
                </draw:g>
              </table:table-cell>
              <table:table-cell office:value-type="float" office:value="0.000511325">
                <text:p>0.000511325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665659">
                <text:p>0.000665659</text:p>
              </table:table-cell>
              <table:table-cell office:value-type="float" office:value="0.000740975">
                <text:p>0.000740975</text:p>
              </table:table-cell>
              <table:table-cell office:value-type="float" office:value="0.00084374">
                <text:p>0.0008437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399151">
                <text:p>0.001399151</text:p>
              </table:table-cell>
              <table:table-cell office:value-type="float" office:value="0.001289809">
                <text:p>0.001289809</text:p>
              </table:table-cell>
              <table:table-cell office:value-type="float" office:value="0.001846015">
                <text:p>0.00184601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738092">
                <text:p>0.002738092</text:p>
              </table:table-cell>
              <table:table-cell office:value-type="float" office:value="0.002291875">
                <text:p>0.00229187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6194141">
                <text:p>0.006194141</text:p>
              </table:table-cell>
              <table:table-cell office:value-type="float" office:value="0.005370506">
                <text:p>0.00537050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113557">
                <text:p>0.010113557</text:p>
              </table:table-cell>
              <table:table-cell office:value-type="float" office:value="0.009068859">
                <text:p>0.00906885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7843555">
                <text:p>0.017843555</text:p>
              </table:table-cell>
              <table:table-cell office:value-type="float" office:value="0.017991357">
                <text:p>0.01799135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6572584">
                <text:p>0.036572584</text:p>
              </table:table-cell>
              <table:table-cell office:value-type="float" office:value="0.035394835">
                <text:p>0.03539483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0138195">
                <text:p>0.070138195</text:p>
              </table:table-cell>
              <table:table-cell office:value-type="float" office:value="0.070693131">
                <text:p>0.07069313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39303096">
                <text:p>0.139303096</text:p>
              </table:table-cell>
              <table:table-cell office:value-type="float" office:value="0.141846831">
                <text:p>0.141846831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30915103">
                <text:p>0.130915103</text:p>
              </table:table-cell>
              <table:table-cell office:value-type="float" office:value="0.257839466">
                <text:p>0.257839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56cm" svg:height="12.27cm" xlink:href=".." xlink:type="simple" chart:class="chart:line" chart:column-mapping="1 2 0" chart:style-name="ch1">
        <chart:title svg:x="10.55cm" svg:y="0.381cm" chart:style-name="ch2">
          <text:p>ATC-GRID</text:p>
        </chart:title>
        <chart:legend chart:legend-position="end" svg:x="17.593cm" svg:y="5.338cm" style:legend-expansion="high" chart:style-name="ch3"/>
        <chart:plot-area chart:style-name="ch4" table:cell-range-address="Sheet1.B16:Sheet1.E27" chart:data-source-has-labels="both" svg:x="0.467cm" svg:y="1.405cm" svg:width="16.659cm" svg:height="10.62cm">
          <chartooo:coordinate-region svg:x="1.75cm" svg:y="1.405cm" svg:width="15.235cm" svg:height="8.711cm"/>
          <chart:axis chart:dimension="x" chart:name="primary-x" chart:style-name="ch5" chartooo:axis-type="auto">
            <chartooo:date-scale/>
            <chart:categories table:cell-range-address="Sheet1.B17:Sheet1.B2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D17:Sheet1.D27" chart:label-cell-address="Sheet1.D16:Sheet1.D16" chart:class="chart:line">
            <chart:data-point chart:repeated="11"/>
          </chart:series>
          <chart:series chart:style-name="ch9" chart:values-cell-range-address="Sheet1.E17:Sheet1.E27" chart:label-cell-address="Sheet1.E16:Sheet1.E16" chart:class="chart:line">
            <chart:data-point chart:repeated="11"/>
          </chart:series>
          <chart:series chart:style-name="ch10" chart:values-cell-range-address="Sheet1.C17:Sheet1.C27" chart:label-cell-address="Sheet1.C16:Sheet1.C1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globales</text:p>
                <draw:g>
                  <svg:desc>Sheet1.D16:Sheet1.D16</svg:desc>
                </draw:g>
              </table:table-cell>
              <table:table-cell office:value-type="string">
                <text:p>Tiempo para vect. dinámicos</text:p>
                <draw:g>
                  <svg:desc>Sheet1.E16:Sheet1.E16</svg:desc>
                </draw:g>
              </table:table-cell>
              <table:table-cell office:value-type="string">
                <text:p>Tiempo para vect. locales</text:p>
                <draw:g>
                  <svg:desc>Sheet1.C16:Sheet1.C16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Sheet1.B17:Sheet1.B27</svg:desc>
                </draw:g>
              </table:table-cell>
              <table:table-cell office:value-type="float" office:value="0.000274695">
                <text:p>0.000274695</text:p>
                <draw:g>
                  <svg:desc>Sheet1.D17:Sheet1.D27</svg:desc>
                </draw:g>
              </table:table-cell>
              <table:table-cell office:value-type="float" office:value="0.000434535">
                <text:p>0.000434535</text:p>
                <draw:g>
                  <svg:desc>Sheet1.E17:Sheet1.E27</svg:desc>
                </draw:g>
              </table:table-cell>
              <table:table-cell office:value-type="float" office:value="0.000421793">
                <text:p>0.000421793</text:p>
                <draw:g>
                  <svg:desc>Sheet1.C17:Sheet1.C27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850424">
                <text:p>0.000850424</text:p>
              </table:table-cell>
              <table:table-cell office:value-type="float" office:value="0.000854008">
                <text:p>0.000854008</text:p>
              </table:table-cell>
              <table:table-cell office:value-type="float" office:value="0.000845389">
                <text:p>0.00084538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690509">
                <text:p>0.001690509</text:p>
              </table:table-cell>
              <table:table-cell office:value-type="float" office:value="0.001711913">
                <text:p>0.001711913</text:p>
              </table:table-cell>
              <table:table-cell office:value-type="float" office:value="0.001689314">
                <text:p>0.00168931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738065">
                <text:p>0.002738065</text:p>
              </table:table-cell>
              <table:table-cell office:value-type="float" office:value="0.002526708">
                <text:p>0.00252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5894954">
                <text:p>0.005894954</text:p>
              </table:table-cell>
              <table:table-cell office:value-type="float" office:value="0.006738439">
                <text:p>0.00673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1213015">
                <text:p>0.01213015</text:p>
              </table:table-cell>
              <table:table-cell office:value-type="float" office:value="0.012218785">
                <text:p>0.012218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23776143">
                <text:p>0.023776143</text:p>
              </table:table-cell>
              <table:table-cell office:value-type="float" office:value="0.023670683">
                <text:p>0.023670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47093195">
                <text:p>0.047093195</text:p>
              </table:table-cell>
              <table:table-cell office:value-type="float" office:value="0.045700581">
                <text:p>0.045700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95600069">
                <text:p>0.095600069</text:p>
              </table:table-cell>
              <table:table-cell office:value-type="float" office:value="0.091276321">
                <text:p>0.09127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86037674">
                <text:p>0.186037674</text:p>
              </table:table-cell>
              <table:table-cell office:value-type="float" office:value="0.178355067">
                <text:p>0.17835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367994711">
                <text:p>0.367994711</text:p>
              </table:table-cell>
              <table:table-cell office:value-type="float" office:value="0.175810522">
                <text:p>0.1758105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